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00.422cm" style:use-optimal-column-width="false"/>
    </style:style>
    <style:style style:name="co2" style:family="table-column">
      <style:table-column-properties style:column-width="102.165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Alvi Nastaleeq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Alvi Nastaleeq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Alvi Nastaleeq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Alvi Nastaleeq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2.586cm" svg:height="114.54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زینبؑ نے کی فریاد نانا، فریاد نانا فریاد نانا<text:line-break/>ہم ہو کے آئے برباد نانا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2">رسی تھی اک اور باره گلے تھے، دربار میں ہم ایسے گئے تھے<text:line-break/>ہم پر ہوئی وہ بیداد نانا، بیداد نانا بیداد نانا</text:p>
              </table:table-cell>
              <table:table-cell>
                <text:p text:style-name="P2">قاتل کھڑا تھا بھائی کے سر پر، روتی رہی میں کٹتا رہا سر<text:line-break/>کرتی رہی میں فریاد نانا، فریاد نانا فریاد نانا</text:p>
              </table:table-cell>
            </table:table-row>
            <table:table-row table:style-name="ro1" table:default-cell-style-name="ce3">
              <table:table-cell>
                <text:p text:style-name="P2">اکبر نہیں ہے، اصغر نہیں ہے، قاسم نہیں ہے، سرور نہیں ہے<text:line-break/>آتے ہیں مجھ کو سب یاد نانا، سب یاد نانا سب یاد نانا</text:p>
              </table:table-cell>
              <table:table-cell>
                <text:p text:style-name="P2">طوق و سلاسل گردن میں ڈالے، زنجیر و بیڑی ہاتھوں میں پہنے<text:line-break/>چلتے رہے یوں سجادؑ نانا، سجادؑ نانا سجادؑ نانا</text:p>
              </table:table-cell>
            </table:table-row>
            <table:table-row table:style-name="ro1" table:default-cell-style-name="ce3">
              <table:table-cell>
                <text:p text:style-name="P2">چادر نہیں تھی افسوس سر پر، ہم بے ردا تھے شمر کے در پر<text:line-break/>کیسی تھی ہائے افتاد نانا، افتاد نانا افتاد نانا</text:p>
              </table:table-cell>
              <table:table-cell>
                <text:p text:style-name="P2">اس غم سے میرا پھٹا ہے سینہ، قیدی ہے اب تک بالی سکینہؑ<text:line-break/>اور ہم ہوئے ہیں آزاد نانا، آزاد نانا آزاد نانا</text:p>
              </table:table-cell>
            </table:table-row>
            <table:table-row table:style-name="ro1" table:default-cell-style-name="ce3">
              <table:table-cell>
                <text:p text:style-name="P2">نانا تمہارے تطہیر والے، امت کے ہاتھوں میں بے ردا تھے<text:line-break/>کوئی تو کرتا امداد نانا، امداد نانا امداد نانا</text:p>
              </table:table-cell>
              <table:table-cell>
                <text:p text:style-name="P2">اجڑا ہوا ہے کنبا ہمارا، ہم ہو گئے ہیں اب بے سہارا<text:line-break/>کرب و بلا ہے آباد نانا، آباد نانا آباد نانا</text:p>
              </table:table-cell>
            </table:table-row>
            <table:table-row table:style-name="ro1">
              <table:table-cell table:style-name="ce1" table:number-columns-spanned="2">
                <text:p text:style-name="P1">ہلتا تھا روضہ حسنین و قیصر، زینبؑ جو بولیں قبرِ نبیؐ پر<text:line-break/>سن لے ہماری روداد نانا، روداد نانا روداد نانا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02.59cm" fo:page-height="114.5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2T16:53:44.925544600</meta:creation-date>
    <dc:date>2026-01-22T16:57:04.627798800</dc:date>
    <meta:editing-duration>PT3M20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